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d12" officeooo:paragraph-rsid="00088d12"/>
    </style:style>
    <style:style style:name="P2" style:family="paragraph" style:parent-style-name="Text_20_body">
      <style:text-properties officeooo:rsid="000c692c" officeooo:paragraph-rsid="000c692c"/>
    </style:style>
    <style:style style:name="P3" style:family="paragraph" style:parent-style-name="Text_20_body">
      <style:text-properties officeooo:rsid="000d51e5" officeooo:paragraph-rsid="000d51e5"/>
    </style:style>
    <style:style style:name="T1" style:family="text">
      <style:text-properties officeooo:rsid="000a6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phpmysql (root\root)</text:p>
      <text:p text:style-name="P1">-зайти под рутом, создать базу данных. </text:p>
      <text:p text:style-name="P1">-<text:span text:style-name="T1">добавить нового пользователя с полными привелениями(user_first\user_first)</text:span></text:p>
      <text:p text:style-name="Text_20_body">-<text:span text:style-name="T1">назначить созданного пользователя на созданную базу(один пользователь — одна база)</text:span></text:p>
      <text:p text:style-name="Text_20_body">CREATE TABLE users (</text:p>
      <text:p text:style-name="Text_20_body">idUsers int(11) AUTO_INCREMENT PRIMARY KEY NOT NULL,</text:p>
      <text:p text:style-name="Text_20_body">uidUsers TINYTEXT NOT NULL,</text:p>
      <text:p text:style-name="Text_20_body">emailUsers TINYTEXT NOT NULL,</text:p>
      <text:p text:style-name="Text_20_body">pwdUsers LONGTEXT NOT NULL</text:p>
      <text:p text:style-name="Text_20_body">);</text:p>
      <text:p text:style-name="Text_20_body"/>
      <text:p text:style-name="Text_20_body"/>
      <text:p text:style-name="Text_20_body"/>
      <text:p text:style-name="P2">На форме авторизации выводить новый див с информацией неправильный логин или пароль(ответ из php).</text:p>
      <text:p text:style-name="P3">На форме регистрации сделать проверку длина пароля не меньше 6ти символ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21:05:07.298470278</meta:creation-date>
    <dc:date>2020-01-17T02:58:04.379326347</dc:date>
    <meta:editing-duration>PT19H31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2" meta:character-count="546" meta:non-whitespace-character-count="484"/>
  </office:meta>
</office:document-meta>
</file>